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508in"/>
    </style:style>
    <style:style style:name="co4" style:family="table-column">
      <style:table-column-properties fo:break-before="auto" style:column-width="3.9425in"/>
    </style:style>
    <style:style style:name="co5" style:family="table-column">
      <style:table-column-properties fo:break-before="auto" style:column-width="4.1429in"/>
    </style:style>
    <style:style style:name="co6" style:family="table-column">
      <style:table-column-properties fo:break-before="auto" style:column-width="3.9256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33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Calibri1" style:font-name-asian="WenQuanYi Micro Hei" style:font-name-complex="Calibri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1" style:font-name-asian="WenQuanYi Micro Hei" style:font-name-complex="Calibri1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fo:color="#0000ff" style:text-outline="false" style:text-line-through-style="none" style:font-name="Calibri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Orientation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office:value-type="string">
            <text:p>Notes</text:p>
          </table:table-cell>
          <table:table-cell table:number-columns-repeated="1015"/>
        </table:table-row>
        <table:table-row table:style-name="ro1">
          <table:table-cell office:value-type="string">
            <text:p>Test</text:p>
          </table:table-cell>
          <table:table-cell table:number-columns-repeated="2"/>
          <table:table-cell table:formula="of:=-((4096/2)-[.B20])*0.0328" office:value-type="float" office:value="-1.4104">
            <text:p>-1.4104</text:p>
          </table:table-cell>
          <table:table-cell table:formula="of:=((1440/2)-[.C20])*0.0328" office:value-type="float" office:value="-9.6432">
            <text:p>-9.6432</text:p>
          </table:table-cell>
          <table:table-cell/>
          <table:table-cell office:value-type="string">
            <text:p>http://www.cs.rit.edu/~robotlab/SWLounge</text:p>
          </table:table-cell>
          <table:table-cell table:number-columns-repeated="1017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-((4096/2)-[.B3])*0.0328" office:value-type="float" office:value="-48.3472">
            <text:p>-48.3472</text:p>
          </table:table-cell>
          <table:table-cell table:formula="of:=((1440/2)-[.C3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5">http://www.cs.rit.edu/~robotlab/Office3675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-((4096/2)-[.B4])*0.0328" office:value-type="float" office:value="-44.444">
            <text:p>-44.444</text:p>
          </table:table-cell>
          <table:table-cell table:formula="of:=((1440/2)-[.C4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3">http://www.cs.rit.edu/~robotlab/Office3673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-((4096/2)-[.B5])*0.0328" office:value-type="float" office:value="-42.7056">
            <text:p>-42.7056</text:p>
          </table:table-cell>
          <table:table-cell table:formula="of:=((1440/2)-[.C5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71">http://www.cs.rit.edu/~robotlab/Office3671</text:a></text:p>
          </table:table-cell>
          <table:table-cell office:value-type="string">
            <text:p><text:a xlink:href="http://www.cs.rit.edu/~ta">http://www.cs.rit.edu/~ta</text:a></text:p>
          </table:table-cell>
          <table:table-cell table:number-columns-repeated="1016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-((4096/2)-[.B6])*0.0328" office:value-type="float" office:value="-39.9832">
            <text:p>-39.9832</text:p>
          </table:table-cell>
          <table:table-cell table:formula="of:=((1440/2)-[.C6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69">http://www.cs.rit.edu/~robotlab/Office3669</text:a></text:p>
          </table:table-cell>
          <table:table-cell table:style-name="ce4" office:value-type="string">
            <text:p><text:span text:style-name="T1"><text:a xlink:href="http://www.cs.rit.edu/~tmh">http://www.cs.rit.edu/~tmh</text:a></text:span></text:p>
          </table:table-cell>
          <table:table-cell table:number-columns-repeated="1016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-((4096/2)-[.B7])*0.0328" office:value-type="float" office:value="-37.2608">
            <text:p>-37.2608</text:p>
          </table:table-cell>
          <table:table-cell table:formula="of:=((1440/2)-[.C7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9">http://www.cs.rit.edu/~robotlab/Office3659</text:a></text:p>
          </table:table-cell>
          <table:table-cell office:value-type="string">
            <text:p><text:a xlink:href="http://www.cs.rit.edu/~jsb">http://www.cs.rit.edu/~jsb</text:a></text:p>
          </table:table-cell>
          <table:table-cell table:number-columns-repeated="1016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-((4096/2)-[.B8])*0.0328" office:value-type="float" office:value="-34.44">
            <text:p>-34.44</text:p>
          </table:table-cell>
          <table:table-cell table:formula="of:=((1440/2)-[.C8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7">http://www.cs.rit.edu/~robotlab/Office3657</text:a></text:p>
          </table:table-cell>
          <table:table-cell office:value-type="string">
            <text:p><text:a xlink:href="http://www.cs.rit.edu/~spr">http://www.cs.rit.edu/~spr</text:a></text:p>
          </table:table-cell>
          <table:table-cell table:number-columns-repeated="1016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-((4096/2)-[.B9])*0.0328" office:value-type="float" office:value="-31.7176">
            <text:p>-31.7176</text:p>
          </table:table-cell>
          <table:table-cell table:formula="of:=((1440/2)-[.C9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5">http://www.cs.rit.edu/~robotlab/Office3655</text:a></text:p>
          </table:table-cell>
          <table:table-cell office:value-type="string">
            <text:p><text:a xlink:href="http://www.cs.rit.edu/~xl">http://www.cs.rit.edu/~xl</text:a></text:p>
          </table:table-cell>
          <table:table-cell table:number-columns-repeated="1016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-((4096/2)-[.B10])*0.0328" office:value-type="float" office:value="-28.9296">
            <text:p>-28.9296</text:p>
          </table:table-cell>
          <table:table-cell table:formula="of:=((1440/2)-[.C10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51">http://www.cs.rit.edu/~robotlab/Office3651</text:a></text:p>
          </table:table-cell>
          <table:table-cell office:value-type="string">
            <text:p><text:a xlink:href="http://www.cs.rit.edu/~zjb">http://www.cs.rit.edu/~zjb</text:a></text:p>
          </table:table-cell>
          <table:table-cell table:number-columns-repeated="1016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-((4096/2)-[.B11])*0.0328" office:value-type="float" office:value="-26.1744">
            <text:p>-26.1744</text:p>
          </table:table-cell>
          <table:table-cell table:formula="of:=((1440/2)-[.C11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7">http://www.cs.rit.edu/~robotlab/Office3647</text:a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-((4096/2)-[.B12])*0.0328" office:value-type="float" office:value="-23.288">
            <text:p>-23.288</text:p>
          </table:table-cell>
          <table:table-cell table:formula="of:=((1440/2)-[.C12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45">http://www.cs.rit.edu/~robotlab/Office3645</text:a></text:p>
          </table:table-cell>
          <table:table-cell office:value-type="string">
            <text:p><text:a xlink:href="http://www.cs.rit.edu/~ib">http://www.cs.rit.edu/~ib</text:a></text:p>
          </table:table-cell>
          <table:table-cell table:number-columns-repeated="1016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-((4096/2)-[.B13])*0.0328" office:value-type="float" office:value="-20.5984">
            <text:p>-20.5984</text:p>
          </table:table-cell>
          <table:table-cell table:formula="of:=((1440/2)-[.C13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7">http://www.cs.rit.edu/~robotlab/Office3637</text:a></text:p>
          </table:table-cell>
          <table:table-cell office:value-type="string">
            <text:p><text:a xlink:href="http://www.cs.rit.edu/~sps">http://www.cs.rit.edu/~sps</text:a></text:p>
          </table:table-cell>
          <table:table-cell table:number-columns-repeated="1016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-((4096/2)-[.B14])*0.0328" office:value-type="float" office:value="-17.8432">
            <text:p>-17.8432</text:p>
          </table:table-cell>
          <table:table-cell table:formula="of:=((1440/2)-[.C14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35">http://www.cs.rit.edu/~robotlab/Office3635</text:a></text:p>
          </table:table-cell>
          <table:table-cell office:value-type="string">
            <text:p><text:a xlink:href="http://www.cs.rit.edu/~ark">http://www.cs.rit.edu/~ark</text:a></text:p>
          </table:table-cell>
          <table:table-cell table:number-columns-repeated="1016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-((4096/2)-[.B15])*0.0328" office:value-type="float" office:value="-15.1536">
            <text:p>-15.1536</text:p>
          </table:table-cell>
          <table:table-cell table:formula="of:=((1440/2)-[.C15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7">http://www.cs.rit.edu/~robotlab/Office3627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-((4096/2)-[.B16])*0.0328" office:value-type="float" office:value="-13.1528">
            <text:p>-13.1528</text:p>
          </table:table-cell>
          <table:table-cell table:formula="of:=((1440/2)-[.C16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5">http://www.cs.rit.edu/~robotlab/Office3625</text:a></text:p>
          </table:table-cell>
          <table:table-cell office:value-type="string">
            <text:p><text:a xlink:href="http://www.cs.rit.edu/~eh">http://www.cs.rit.edu/~eh</text:a></text:p>
          </table:table-cell>
          <table:table-cell table:number-columns-repeated="1016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-((4096/2)-[.B17])*0.0328" office:value-type="float" office:value="-9.512">
            <text:p>-9.512</text:p>
          </table:table-cell>
          <table:table-cell table:formula="of:=((1440/2)-[.C17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21">http://www.cs.rit.edu/~robotlab/Office3621</text:a></text:p>
          </table:table-cell>
          <table:table-cell office:value-type="string">
            <text:p>https://www.cs.rit.edu/people/faculty</text:p>
          </table:table-cell>
          <table:table-cell table:number-columns-repeated="1016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-((4096/2)-[.B18])*0.0328" office:value-type="float" office:value="-6.7896">
            <text:p>-6.7896</text:p>
          </table:table-cell>
          <table:table-cell table:formula="of:=((1440/2)-[.C18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9">http://www.cs.rit.edu/~robotlab/Office3619</text:a></text:p>
          </table:table-cell>
          <table:table-cell office:value-type="string">
            <text:p><text:a xlink:href="http://www.cs.rit.edu/~rkr">http://www.cs.rit.edu/~rkr</text:a></text:p>
          </table:table-cell>
          <table:table-cell table:number-columns-repeated="1016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-((4096/2)-[.B19])*0.0328" office:value-type="float" office:value="-4.0672">
            <text:p>-4.0672</text:p>
          </table:table-cell>
          <table:table-cell table:formula="of:=((1440/2)-[.C19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7">http://www.cs.rit.edu/~robotlab/Office3617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-((4096/2)-[.B20])*0.0328" office:value-type="float" office:value="-1.4104">
            <text:p>-1.4104</text:p>
          </table:table-cell>
          <table:table-cell table:formula="of:=((1440/2)-[.C20])*0.0328" office:value-type="float" office:value="-9.6432">
            <text:p>-9.643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Office3615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6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-((4096/2)-[.B19])*0.0328" office:value-type="float" office:value="-4.0672">
            <text:p>-4.0672</text:p>
          </table:table-cell>
          <table:table-cell table:formula="of:=((1440/2)-[.C19])*0.0328" office:value-type="float" office:value="-9.6432">
            <text:p>-9.64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5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-((4096/2)-[.B18])*0.0328" office:value-type="float" office:value="-6.7896">
            <text:p>-6.7896</text:p>
          </table:table-cell>
          <table:table-cell table:formula="of:=((1440/2)-[.C18])*0.0328" office:value-type="float" office:value="-9.6432">
            <text:p>-9.6432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3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-((4096/2)-[.B17])*0.0328" office:value-type="float" office:value="-9.512">
            <text:p>-9.512</text:p>
          </table:table-cell>
          <table:table-cell table:formula="of:=((1440/2)-[.C23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71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-((4096/2)-[.B24])*0.0328" office:value-type="float" office:value="-39.9504">
            <text:p>-39.9504</text:p>
          </table:table-cell>
          <table:table-cell table:formula="of:=((1440/2)-[.C24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69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6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-((4096/2)-[.B25])*0.0328" office:value-type="float" office:value="-37.1952">
            <text:p>-37.1952</text:p>
          </table:table-cell>
          <table:table-cell table:formula="of:=((1440/2)-[.C25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9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6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-((4096/2)-[.B26])*0.0328" office:value-type="float" office:value="-34.4072">
            <text:p>-34.4072</text:p>
          </table:table-cell>
          <table:table-cell table:formula="of:=((1440/2)-[.C26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7">http://www.cs.rit.edu/~robotlab/Office3557</text:a></text:p>
          </table:table-cell>
          <table:table-cell office:value-type="string">
            <text:p><text:a xlink:href="http://www.cs.rit.edu/~mr">http://www.cs.rit.edu/~mr</text:a></text:p>
          </table:table-cell>
          <table:table-cell table:number-columns-repeated="1016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-((4096/2)-[.B27])*0.0328" office:value-type="float" office:value="-31.6848">
            <text:p>-31.6848</text:p>
          </table:table-cell>
          <table:table-cell table:formula="of:=((1440/2)-[.C27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5">http://www.cs.rit.edu/~robotlab/Office3555</text:a></text:p>
          </table:table-cell>
          <table:table-cell office:value-type="string">
            <text:p><text:a xlink:href="http://www.cs.rit.edu/~mtf">http://www.cs.rit.edu/~mtf</text:a></text:p>
          </table:table-cell>
          <table:table-cell table:number-columns-repeated="1016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-((4096/2)-[.B28])*0.0328" office:value-type="float" office:value="-28.9624">
            <text:p>-28.9624</text:p>
          </table:table-cell>
          <table:table-cell table:formula="of:=((1440/2)-[.C28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51">http://www.cs.rit.edu/~robotlab/Office3551</text:a></text:p>
          </table:table-cell>
          <table:table-cell office:value-type="string">
            <text:p><text:a xlink:href="http://www.cs.rit.edu/~rlaz">http://www.cs.rit.edu/~rlaz</text:a></text:p>
          </table:table-cell>
          <table:table-cell table:number-columns-repeated="1016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-((4096/2)-[.B29])*0.0328" office:value-type="float" office:value="-26.1088">
            <text:p>-26.1088</text:p>
          </table:table-cell>
          <table:table-cell table:formula="of:=((1440/2)-[.C29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7">http://www.cs.rit.edu/~robotlab/Office3547</text:a></text:p>
          </table:table-cell>
          <table:table-cell office:value-type="string">
            <text:p><text:a xlink:href="http://www.cs.rit.edu/~jmk">http://www.cs.rit.edu/~jmk</text:a></text:p>
          </table:table-cell>
          <table:table-cell table:number-columns-repeated="1016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-((4096/2)-[.B30])*0.0328" office:value-type="float" office:value="-23.3864">
            <text:p>-23.3864</text:p>
          </table:table-cell>
          <table:table-cell table:formula="of:=((1440/2)-[.C30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45">http://www.cs.rit.edu/~robotlab/Office3545</text:a></text:p>
          </table:table-cell>
          <table:table-cell office:value-type="string">
            <text:p><text:a xlink:href="http://www.cs.rit.edu/~rwd">http://www.cs.rit.edu/~rwd</text:a></text:p>
          </table:table-cell>
          <table:table-cell table:number-columns-repeated="1016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-((4096/2)-[.B31])*0.0328" office:value-type="float" office:value="-20.6312">
            <text:p>-20.6312</text:p>
          </table:table-cell>
          <table:table-cell table:formula="of:=((1440/2)-[.C31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7">http://www.cs.rit.edu/~robotlab/Office3537</text:a></text:p>
          </table:table-cell>
          <table:table-cell office:value-type="string">
            <text:p><text:a xlink:href="http://www.cs.rit.edu/~fxk">http://www.cs.rit.edu/~fxk</text:a></text:p>
          </table:table-cell>
          <table:table-cell table:number-columns-repeated="1016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-((4096/2)-[.B32])*0.0328" office:value-type="float" office:value="-17.8432">
            <text:p>-17.8432</text:p>
          </table:table-cell>
          <table:table-cell table:formula="of:=((1440/2)-[.C32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35">http://www.cs.rit.edu/~robotlab/Office3535</text:a></text:p>
          </table:table-cell>
          <table:table-cell office:value-type="string">
            <text:p><text:a xlink:href="http://www.cs.rit.edu/~bks">http://www.cs.rit.edu/~bks</text:a></text:p>
          </table:table-cell>
          <table:table-cell table:number-columns-repeated="1016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-((4096/2)-[.B33])*0.0328" office:value-type="float" office:value="-15.1208">
            <text:p>-15.1208</text:p>
          </table:table-cell>
          <table:table-cell table:formula="of:=((1440/2)-[.C33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7">http://www.cs.rit.edu/~robotlab/Office3527</text:a></text:p>
          </table:table-cell>
          <table:table-cell office:value-type="string">
            <text:p><text:a xlink:href="http://www.cs.rit.edu/~jmg">http://www.cs.rit.edu/~jmg</text:a></text:p>
          </table:table-cell>
          <table:table-cell table:number-columns-repeated="1016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-((4096/2)-[.B34])*0.0328" office:value-type="float" office:value="-12.3656">
            <text:p>-12.3656</text:p>
          </table:table-cell>
          <table:table-cell table:formula="of:=((1440/2)-[.C34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5">http://www.cs.rit.edu/~robotlab/Office3525</text:a></text:p>
          </table:table-cell>
          <table:table-cell office:value-type="string">
            <text:p><text:a xlink:href="http://www.cs.rit.edu/~atd">http://www.cs.rit.edu/~atd</text:a></text:p>
          </table:table-cell>
          <table:table-cell table:number-columns-repeated="1016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-((4096/2)-[.B35])*0.0328" office:value-type="float" office:value="-9.5776">
            <text:p>-9.5776</text:p>
          </table:table-cell>
          <table:table-cell table:formula="of:=((1440/2)-[.C35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21">http://www.cs.rit.edu/~robotlab/Office3521</text:a></text:p>
          </table:table-cell>
          <table:table-cell office:value-type="string">
            <text:p><text:a xlink:href="http://www.cs.rit.edu/~lr">http://www.cs.rit.edu/~lr</text:a></text:p>
          </table:table-cell>
          <table:table-cell table:number-columns-repeated="1016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-((4096/2)-[.B36])*0.0328" office:value-type="float" office:value="-6.7568">
            <text:p>-6.7568</text:p>
          </table:table-cell>
          <table:table-cell table:formula="of:=((1440/2)-[.C36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9">http://www.cs.rit.edu/~robotlab/Office3519</text:a></text:p>
          </table:table-cell>
          <table:table-cell office:value-type="string">
            <text:p><text:a xlink:href="http://www.cs.rit.edu/~cmh">http://www.cs.rit.edu/~cmh</text:a></text:p>
          </table:table-cell>
          <table:table-cell table:number-columns-repeated="1016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-((4096/2)-[.B37])*0.0328" office:value-type="float" office:value="-4.0344">
            <text:p>-4.0344</text:p>
          </table:table-cell>
          <table:table-cell table:formula="of:=((1440/2)-[.C37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7">http://www.cs.rit.edu/~robotlab/Office3517</text:a></text:p>
          </table:table-cell>
          <table:table-cell office:value-type="string">
            <text:p><text:a xlink:href="http://www.cs.rit.edu/~rjb">http://www.cs.rit.edu/~rjb</text:a></text:p>
          </table:table-cell>
          <table:table-cell table:number-columns-repeated="1016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-((4096/2)-[.B38])*0.0328" office:value-type="float" office:value="-1.2136">
            <text:p>-1.2136</text:p>
          </table:table-cell>
          <table:table-cell table:formula="of:=((1440/2)-[.C38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5">http://www.cs.rit.edu/~robotlab/Office3515</text:a></text:p>
          </table:table-cell>
          <table:table-cell office:value-type="string">
            <text:p><text:a xlink:href="http://www.cs.rit.edu/~jeh">http://www.cs.rit.edu/~jeh</text:a></text:p>
          </table:table-cell>
          <table:table-cell table:number-columns-repeated="1016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-((4096/2)-[.B39])*0.0328" office:value-type="float" office:value="1.5416">
            <text:p>1.5416</text:p>
          </table:table-cell>
          <table:table-cell table:formula="of:=((1440/2)-[.C39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11">http://www.cs.rit.edu/~robotlab/Office3511</text:a></text:p>
          </table:table-cell>
          <table:table-cell office:value-type="string">
            <text:p><text:a xlink:href="http://www.cs.rit.edu/~paw">http://www.cs.rit.edu/~paw</text:a></text:p>
          </table:table-cell>
          <table:table-cell table:number-columns-repeated="1016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-((4096/2)-[.B40])*0.0328" office:value-type="float" office:value="3.9032">
            <text:p>3.9032</text:p>
          </table:table-cell>
          <table:table-cell table:formula="of:=((1440/2)-[.C40])*0.0328" office:value-type="float" office:value="14.9896">
            <text:p>14.98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Office3509">http://www.cs.rit.edu/~robotlab/Office3509</text:a></text:p>
          </table:table-cell>
          <table:table-cell office:value-type="string">
            <text:p><text:a xlink:href="http://www.cs.rit.edu/~anh">http://www.cs.rit.edu/~anh</text:a></text:p>
          </table:table-cell>
          <table:table-cell table:number-columns-repeated="1016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-((4096/2)-[.B41])*0.0328" office:value-type="float" office:value="19.6472">
            <text:p>19.6472</text:p>
          </table:table-cell>
          <table:table-cell table:formula="of:=((1440/2)-[.C41])*0.0328" office:value-type="float" office:value="12.8904">
            <text:p>12.8904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NDLab">http://www.cs.rit.edu/~robotlab/RNDLab</text:a></text:p>
          </table:table-cell>
          <table:table-cell office:value-type="string">
            <text:p><text:a xlink:href="http://www.cs.rit.edu/~robotlab">http://www.cs.rit.edu/~robotlab</text:a></text:p>
          </table:table-cell>
          <table:table-cell table:number-columns-repeated="1016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-((4096/2)-[.B42])*0.0328" office:value-type="float" office:value="-67.1744">
            <text:p>-67.1744</text:p>
          </table:table-cell>
          <table:table-cell table:formula="of:=((1440/2)-[.C42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HonorsLab">http://www.cs.rit.edu/~robotlab/HonorsLab</text:a></text:p>
          </table:table-cell>
          <table:table-cell office:value-type="string">
            <text:p><text:a xlink:href="http://honors.rit.edu/">http://honors.rit.edu</text:a></text:p>
          </table:table-cell>
          <table:table-cell table:number-columns-repeated="1016"/>
        </table:table-row>
        <table:table-row table:style-name="ro2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-((4096/2)-[.B43])*0.0328" office:value-type="float" office:value="-22.3368">
            <text:p>-22.3368</text:p>
          </table:table-cell>
          <table:table-cell table:formula="of:=((1440/2)-[.C43])*0.0328" office:value-type="float" office:value="12.1688">
            <text:p>12.168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1">http://www.cs.rit.edu/~robotlab/ICL1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-((4096/2)-[.B44])*0.0328" office:value-type="float" office:value="-11.2176">
            <text:p>-11.2176</text:p>
          </table:table-cell>
          <table:table-cell table:formula="of:=((1440/2)-[.C44])*0.0328" office:value-type="float" office:value="12.1688">
            <text:p>12.168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ICL2">http://www.cs.rit.edu/~robotlab/ICL2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-((4096/2)-[.B45])*0.0328" office:value-type="float" office:value="-38.6384">
            <text:p>-38.6384</text:p>
          </table:table-cell>
          <table:table-cell table:formula="of:=((1440/2)-[.C45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3">http://www.cs.rit.edu/~robotlab/ICL3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style-name="ce1" table:formula="of:=-((4096/2)-[.B46])*0.0328" office:value-type="float" office:value="-27.5848">
            <text:p>-27.5848</text:p>
          </table:table-cell>
          <table:table-cell table:style-name="ce1" table:formula="of:=((1440/2)-[.C46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4">http://www.cs.rit.edu/~robotlab/ICL4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-((4096/2)-[.B47])*0.0328" office:value-type="float" office:value="-22.304">
            <text:p>-22.304</text:p>
          </table:table-cell>
          <table:table-cell table:formula="of:=((1440/2)-[.C47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5">http://www.cs.rit.edu/~robotlab/ICL5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-((4096/2)-[.B48])*0.0328" office:value-type="float" office:value="-8.2328">
            <text:p>-8.2328</text:p>
          </table:table-cell>
          <table:table-cell table:formula="of:=((1440/2)-[.C48])*0.0328" office:value-type="float" office:value="-6.888">
            <text:p>-6.888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ICL6">http://www.cs.rit.edu/~robotlab/ICL6</text:a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-((4096/2)-[.B49])*0.0328" office:value-type="float" office:value="1.5744">
            <text:p>1.5744</text:p>
          </table:table-cell>
          <table:table-cell table:formula="of:=((1440/2)-[.C49])*0.0328" office:value-type="float" office:value="12.8248">
            <text:p>12.8248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PatternLab">http://www.cs.rit.edu/~robotlab/PatternLab</text:a></text:p>
          </table:table-cell>
          <table:table-cell office:value-type="string">
            <text:p><text:a xlink:href="http://www.cs.rit.edu/~dprl">http://www.cs.rit.edu/~dprl</text:a></text:p>
          </table:table-cell>
          <table:table-cell table:number-columns-repeated="1016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-((4096/2)-[.B50])*0.0328" office:value-type="float" office:value="-2.4272">
            <text:p>-2.4272</text:p>
          </table:table-cell>
          <table:table-cell table:formula="of:=((1440/2)-[.C50])*0.0328" office:value-type="float" office:value="-7.6096">
            <text:p>-7.609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DistribLab">http://www.cs.rit.edu/~robotlab/DistribLab</text:a></text:p>
          </table:table-cell>
          <table:table-cell office:value-type="string">
            <text:p><text:a xlink:href="http://www.cs.rit.edu/~wrc">http://www.cs.rit.edu/~wrc</text:a></text:p>
          </table:table-cell>
          <table:table-cell table:number-columns-repeated="1016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-((4096/2)-[.B51])*0.0328" office:value-type="float" office:value="0.0656">
            <text:p>0.0656</text:p>
          </table:table-cell>
          <table:table-cell table:formula="of:=((1440/2)-[.C51])*0.0328" office:value-type="float" office:value="-7.6424">
            <text:p>-7.642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phicsLab">http://www.cs.rit.edu/~robotlab/GraphicsLab</text:a></text:p>
          </table:table-cell>
          <table:table-cell office:value-type="string">
            <text:p><text:a xlink:href="http://www.cs.rit.edu/~graphics">http://www.cs.rit.edu/~graphics</text:a></text:p>
          </table:table-cell>
          <table:table-cell table:number-columns-repeated="1016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-((4096/2)-[.B52])*0.0328" office:value-type="float" office:value="-31.6848">
            <text:p>-31.6848</text:p>
          </table:table-cell>
          <table:table-cell table:formula="of:=((1440/2)-[.C52])*0.0328" office:value-type="float" office:value="12.1688">
            <text:p>12.1688</text:p>
          </table:table-cell>
          <table:table-cell/>
          <table:table-cell table:style-name="ce4" office:value-type="string">
            <text:p><text:span text:style-name="T1"><text:a xlink:href="http://www.cs.rit.edu/~robotlab/CompStudiesLab">http://www.cs.rit.edu/~robotlab/CompStudiesLab</text:a></text:span></text:p>
          </table:table-cell>
          <table:table-cell office:value-type="string">
            <text:p><text:a xlink:href="http://www.cs.rit.edu/~rsg">http://www.cs.rit.edu/~rsg</text:a></text:p>
          </table:table-cell>
          <table:table-cell table:number-columns-repeated="1016"/>
        </table:table-row>
        <table:table-row table:style-name="ro3">
          <table:table-cell office:value-type="string">
            <text:p>StudentCenter</text:p>
          </table:table-cell>
          <table:table-cell table:number-columns-repeated="2"/>
          <table:table-cell table:formula="of:=-((4096/2)-[.B53])*0.0328" office:value-type="float" office:value="-67.1744">
            <text:p>-67.1744</text:p>
          </table:table-cell>
          <table:table-cell table:formula="of:=((1440/2)-[.C53])*0.0328" office:value-type="float" office:value="23.616">
            <text:p>23.616</text:p>
          </table:table-cell>
          <table:table-cell/>
          <table:table-cell office:value-type="string">
            <text:p><text:a xlink:href="http://www.cs.rit.edu/~robotlab/StudentCenter">http://www.cs.rit.edu/~robotlab/StudentCenter</text:a></text:p>
          </table:table-cell>
          <table:table-cell office:value-type="string">
            <text:p>http://csc.cs.rit.edu/</text:p>
          </table:table-cell>
          <table:table-cell table:number-columns-repeated="1016"/>
        </table:table-row>
        <table:table-row table:style-name="ro3">
          <table:table-cell office:value-type="string">
            <text:p>GradCenter</text:p>
          </table:table-cell>
          <table:table-cell table:number-columns-repeated="2"/>
          <table:table-cell table:formula="of:=-((4096/2)-[.B54])*0.0328" office:value-type="float" office:value="-67.1744">
            <text:p>-67.1744</text:p>
          </table:table-cell>
          <table:table-cell table:formula="of:=((1440/2)-[.C54])*0.0328" office:value-type="float" office:value="23.616">
            <text:p>23.61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GradCenter">http://www.cs.rit.edu/~robotlab/GradCenter</text:a></text:p>
          </table:table-cell>
          <table:table-cell office:value-type="string">
            <text:p>https://www.cs.rit.edu/programs/grad/description</text:p>
          </table:table-cell>
          <table:table-cell table:number-columns-repeated="1016"/>
        </table:table-row>
        <table:table-row table:style-name="ro3">
          <table:table-cell office:value-type="string">
            <text:p>CSOffice</text:p>
          </table:table-cell>
          <table:table-cell office:value-type="float" office:value="3267">
            <text:p>3267</text:p>
          </table:table-cell>
          <table:table-cell office:value-type="float" office:value="974">
            <text:p>974</text:p>
          </table:table-cell>
          <table:table-cell table:formula="of:=-((4096/2)-[.B55])*0.0328" office:value-type="float" office:value="39.9832">
            <text:p>39.9832</text:p>
          </table:table-cell>
          <table:table-cell table:formula="of:=((1440/2)-[.C55])*0.0328" office:value-type="float" office:value="-8.3312">
            <text:p>-8.331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CSOffice">http://www.cs.rit.edu/~robotlab/CSOffice</text:a></text:p>
          </table:table-cell>
          <table:table-cell office:value-type="string">
            <text:p><text:a xlink:href="http://www/">http://www</text:a>.cs.rit.edu/</text:p>
          </table:table-cell>
          <table:table-cell table:number-columns-repeated="1016"/>
        </table:table-row>
        <table:table-row table:style-name="ro3">
          <table:table-cell office:value-type="string">
            <text:p>Class3000</text:p>
          </table:table-cell>
          <table:table-cell office:value-type="float" office:value="3267">
            <text:p>3267</text:p>
          </table:table-cell>
          <table:table-cell office:value-type="float" office:value="693">
            <text:p>693</text:p>
          </table:table-cell>
          <table:table-cell table:formula="of:=-((4096/2)-[.B56])*0.0328" office:value-type="float" office:value="39.9832">
            <text:p>39.9832</text:p>
          </table:table-cell>
          <table:table-cell table:formula="of:=((1440/2)-[.C56])*0.0328" office:value-type="float" office:value="0.8856">
            <text:p>0.8856</text:p>
          </table:table-cell>
          <table:table-cell office:value-type="string">
            <text:p>W</text:p>
          </table:table-cell>
          <table:table-cell table:style-name="ce5" office:value-type="string">
            <text:p><text:span text:style-name="T2"><text:a xlink:href="http://www.cs.rit.edu/~robotlab/Class3000">http://www.cs.rit.edu/~robotlab/Class300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3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-((4096/2)-[.B57])*0.0328" office:value-type="float" office:value="-4.8216">
            <text:p>-4.8216</text:p>
          </table:table-cell>
          <table:table-cell table:formula="of:=((1440/2)-[.C57])*0.0328" office:value-type="float" office:value="12.956">
            <text:p>12.956</text:p>
          </table:table-cell>
          <table:table-cell/>
          <table:table-cell table:style-name="ce5" office:value-type="string">
            <text:p><text:span text:style-name="T2"><text:a xlink:href="http://www.cs.rit.edu/~robotlab/Class3510">http://www.cs.rit.edu/~robotlab/Class351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3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-((4096/2)-[.B58])*0.0328" office:value-type="float" office:value="-40.2784">
            <text:p>-40.2784</text:p>
          </table:table-cell>
          <table:table-cell table:formula="of:=((1440/2)-[.C58])*0.0328" office:value-type="float" office:value="12.8904">
            <text:p>12.8904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560">http://www.cs.rit.edu/~robotlab/Class356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3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-((4096/2)-[.B59])*0.0328" office:value-type="float" office:value="-54.284">
            <text:p>-54.284</text:p>
          </table:table-cell>
          <table:table-cell table:formula="of:=((1440/2)-[.C59])*0.0328" office:value-type="float" office:value="-6.888">
            <text:p>-6.888</text:p>
          </table:table-cell>
          <table:table-cell office:value-type="string">
            <text:p>S</text:p>
          </table:table-cell>
          <table:table-cell table:style-name="ce5" office:value-type="string">
            <text:p><text:span text:style-name="T2"><text:a xlink:href="http://www.cs.rit.edu/~robotlab/Class3690">http://www.cs.rit.edu/~robotlab/Class3690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3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-((4096/2)-[.B60])*0.0328" office:value-type="float" office:value="1.3448">
            <text:p>1.3448</text:p>
          </table:table-cell>
          <table:table-cell table:formula="of:=((1440/2)-[.C60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55">http://www.cs.rit.edu/~robotlab/Class345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3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-((4096/2)-[.B61])*0.0328" office:value-type="float" office:value="9.676">
            <text:p>9.676</text:p>
          </table:table-cell>
          <table:table-cell table:formula="of:=((1440/2)-[.C61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45">http://www.cs.rit.edu/~robotlab/Class3445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3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-((4096/2)-[.B62])*0.0328" office:value-type="float" office:value="17.9416">
            <text:p>17.9416</text:p>
          </table:table-cell>
          <table:table-cell table:formula="of:=((1440/2)-[.C62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S">http://www.cs.rit.edu/~robotlab/Class3435S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3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-((4096/2)-[.B63])*0.0328" office:value-type="float" office:value="26.4696">
            <text:p>26.4696</text:p>
          </table:table-cell>
          <table:table-cell table:formula="of:=((1440/2)-[.C63])*0.0328" office:value-type="float" office:value="-10.5616">
            <text:p>-10.5616</text:p>
          </table:table-cell>
          <table:table-cell office:value-type="string">
            <text:p>N</text:p>
          </table:table-cell>
          <table:table-cell table:style-name="ce5" office:value-type="string">
            <text:p><text:span text:style-name="T2"><text:a xlink:href="http://www.cs.rit.edu/~robotlab/Class3435N">http://www.cs.rit.edu/~robotlab/Class3435N</text:a></text:span></text:p>
          </table:table-cell>
          <table:table-cell office:value-type="string">
            <text:p><text:a xlink:href="http://www.cs.rit.edu/~robotlab/corobots/barcodes.html">http://www.cs.rit.edu/~robotlab/corobots/barcodes.html</text:a></text:p>
          </table:table-cell>
          <table:table-cell table:number-columns-repeated="1016"/>
        </table:table-row>
        <table:table-row table:style-name="ro3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style-name="ce1" table:formula="of:=-((4096/2)-[.B64])*0.0328" office:value-type="float" office:value="25.7808">
            <text:p>25.7808</text:p>
          </table:table-cell>
          <table:table-cell table:style-name="ce1" table:formula="of:=((1440/2)-[.C64])*0.0328" office:value-type="float" office:value="3.1816">
            <text:p>3.1816</text:p>
          </table:table-cell>
          <table:table-cell table:style-name="ce3" office:value-type="string">
            <text:p>E</text:p>
          </table:table-cell>
          <table:table-cell office:value-type="string">
            <text:p><text:a xlink:href="http://www.cs.rit.edu/~robotlab/ComputerVisionLab">http://www.cs.rit.edu/~robotlab/ComputerVisionLab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BreakOutRoom4</text:p>
          </table:table-cell>
          <table:table-cell office:value-type="float" office:value="601">
            <text:p>601</text:p>
          </table:table-cell>
          <table:table-cell office:value-type="float" office:value="738">
            <text:p>738</text:p>
          </table:table-cell>
          <table:table-cell table:style-name="ce1" table:formula="of:=-((4096/2)-[.B65])*0.0328" office:value-type="float" office:value="-47.4616">
            <text:p>-47.4616</text:p>
          </table:table-cell>
          <table:table-cell table:style-name="ce1" table:formula="of:=((1440/2)-[.C65])*0.0328" office:value-type="float" office:value="-0.5904">
            <text:p>-0.590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4">http://www.cs.rit.edu/~robotlab/BreakOutRoom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BreakOutRoom3</text:p>
          </table:table-cell>
          <table:table-cell office:value-type="float" office:value="602">
            <text:p>602</text:p>
          </table:table-cell>
          <table:table-cell office:value-type="float" office:value="617">
            <text:p>617</text:p>
          </table:table-cell>
          <table:table-cell table:style-name="ce1" table:formula="of:=-((4096/2)-[.B66])*0.0328" office:value-type="float" office:value="-47.4288">
            <text:p>-47.4288</text:p>
          </table:table-cell>
          <table:table-cell table:style-name="ce1" table:formula="of:=((1440/2)-[.C66])*0.0328" office:value-type="float" office:value="3.3784">
            <text:p>3.378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3">http://www.cs.rit.edu/~robotlab/BreakOutRoom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BreakOutRoom2</text:p>
          </table:table-cell>
          <table:table-cell office:value-type="float" office:value="602">
            <text:p>602</text:p>
          </table:table-cell>
          <table:table-cell office:value-type="float" office:value="496">
            <text:p>496</text:p>
          </table:table-cell>
          <table:table-cell table:style-name="ce1" table:formula="of:=-((4096/2)-[.B67])*0.0328" office:value-type="float" office:value="-47.4288">
            <text:p>-47.4288</text:p>
          </table:table-cell>
          <table:table-cell table:style-name="ce1" table:formula="of:=((1440/2)-[.C67])*0.0328" office:value-type="float" office:value="7.3472">
            <text:p>7.3472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BreakOutRoom2">http://www.cs.rit.edu/~robotlab/BreakOutRoom2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Room3441</text:p>
          </table:table-cell>
          <table:table-cell office:value-type="float" office:value="2232">
            <text:p>2232</text:p>
          </table:table-cell>
          <table:table-cell office:value-type="float" office:value="652">
            <text:p>652</text:p>
          </table:table-cell>
          <table:table-cell table:style-name="ce1" table:formula="of:=-((4096/2)-[.B68])*0.0328" office:value-type="float" office:value="6.0352">
            <text:p>6.0352</text:p>
          </table:table-cell>
          <table:table-cell table:style-name="ce1" table:formula="of:=((1440/2)-[.C68])*0.0328" office:value-type="float" office:value="2.2304">
            <text:p>2.2304</text:p>
          </table:table-cell>
          <table:table-cell office:value-type="string">
            <text:p>W</text:p>
          </table:table-cell>
          <table:table-cell office:value-type="string">
            <text:p><text:a xlink:href="http://www.cs.rit.edu/~robotlab/Room3441">http://www.cs.rit.edu/~robotlab/Room3441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3">
          <table:table-cell office:value-type="string">
            <text:p>Room3440</text:p>
          </table:table-cell>
          <table:table-cell office:value-type="float" office:value="2288">
            <text:p>2288</text:p>
          </table:table-cell>
          <table:table-cell office:value-type="float" office:value="724">
            <text:p>724</text:p>
          </table:table-cell>
          <table:table-cell table:style-name="ce1" table:formula="of:=-((4096/2)-[.B69])*0.0328" office:value-type="float" office:value="7.872">
            <text:p>7.872</text:p>
          </table:table-cell>
          <table:table-cell table:style-name="ce1" table:formula="of:=((1440/2)-[.C69])*0.0328" office:value-type="float" office:value="-0.1312">
            <text:p>-0.1312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440">http://www.cs.rit.edu/~robotlab/Room344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Room3430</text:p>
          </table:table-cell>
          <table:table-cell office:value-type="float" office:value="2512">
            <text:p>2512</text:p>
          </table:table-cell>
          <table:table-cell office:value-type="float" office:value="320">
            <text:p>320</text:p>
          </table:table-cell>
          <table:table-cell table:style-name="ce1" table:formula="of:=-((4096/2)-[.B70])*0.0328" office:value-type="float" office:value="15.2192">
            <text:p>15.2192</text:p>
          </table:table-cell>
          <table:table-cell table:style-name="ce1" table:formula="of:=((1440/2)-[.C70])*0.0328" office:value-type="float" office:value="13.12">
            <text:p>13.12</text:p>
          </table:table-cell>
          <table:table-cell office:value-type="string">
            <text:p>N</text:p>
          </table:table-cell>
          <table:table-cell office:value-type="string">
            <text:p><text:a xlink:href="http://www.cs.rit.edu/~robotlab/Room3430">http://www.cs.rit.edu/~robotlab/Room3430</text:a></text:p>
          </table:table-cell>
          <table:table-cell office:value-type="string">
            <text:p>https://www.cs.rit.edu/resources/computing/admins</text:p>
          </table:table-cell>
          <table:table-cell table:number-columns-repeated="1016"/>
        </table:table-row>
        <table:table-row table:style-name="ro3">
          <table:table-cell office:value-type="string">
            <text:p>Room3684</text:p>
          </table:table-cell>
          <table:table-cell office:value-type="float" office:value="537">
            <text:p>537</text:p>
          </table:table-cell>
          <table:table-cell office:value-type="float" office:value="760">
            <text:p>760</text:p>
          </table:table-cell>
          <table:table-cell table:style-name="ce1" table:formula="of:=-((4096/2)-[.B71])*0.0328" office:value-type="float" office:value="-49.5608">
            <text:p>-49.5608</text:p>
          </table:table-cell>
          <table:table-cell table:style-name="ce1" table:formula="of:=((1440/2)-[.C71])*0.0328" office:value-type="float" office:value="-1.312">
            <text:p>-1.312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4">http://www.cs.rit.edu/~robotlab/Room3684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Room3688</text:p>
          </table:table-cell>
          <table:table-cell office:value-type="float" office:value="537">
            <text:p>537</text:p>
          </table:table-cell>
          <table:table-cell office:value-type="float" office:value="634">
            <text:p>634</text:p>
          </table:table-cell>
          <table:table-cell table:style-name="ce1" table:formula="of:=-((4096/2)-[.B72])*0.0328" office:value-type="float" office:value="-49.5608">
            <text:p>-49.5608</text:p>
          </table:table-cell>
          <table:table-cell table:style-name="ce1" table:formula="of:=((1440/2)-[.C72])*0.0328" office:value-type="float" office:value="2.8208">
            <text:p>2.8208</text:p>
          </table:table-cell>
          <table:table-cell office:value-type="string">
            <text:p>E</text:p>
          </table:table-cell>
          <table:table-cell office:value-type="string">
            <text:p><text:a xlink:href="http://www.cs.rit.edu/~robotlab/Room3688">http://www.cs.rit.edu/~robotlab/Room3688</text:a></text:p>
          </table:table-cell>
          <table:table-cell office:value-type="string">
            <text:p><text:a xlink:href="http://www.cs.rit.edu/~rlc">http://www.cs.rit.edu/~rlc</text:a></text:p>
          </table:table-cell>
          <table:table-cell table:number-columns-repeated="1016"/>
        </table:table-row>
        <table:table-row table:style-name="ro3">
          <table:table-cell office:value-type="string">
            <text:p>Room113</text:p>
          </table:table-cell>
          <table:table-cell office:value-type="float" office:value="3145">
            <text:p>3145</text:p>
          </table:table-cell>
          <table:table-cell office:value-type="float" office:value="233">
            <text:p>233</text:p>
          </table:table-cell>
          <table:table-cell table:style-name="ce1" table:formula="of:=-((4096/2)-[.B73])*0.0328" office:value-type="float" office:value="35.9816">
            <text:p>35.9816</text:p>
          </table:table-cell>
          <table:table-cell table:style-name="ce1" table:formula="of:=((1440/2)-[.C73])*0.0328" office:value-type="float" office:value="15.9736">
            <text:p>15.9736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113">http://www.cs.rit.edu/~robotlab/Room113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Room595</text:p>
          </table:table-cell>
          <table:table-cell office:value-type="float" office:value="2576">
            <text:p>2576</text:p>
          </table:table-cell>
          <table:table-cell office:value-type="float" office:value="950">
            <text:p>950</text:p>
          </table:table-cell>
          <table:table-cell table:style-name="ce1" table:formula="of:=-((4096/2)-[.B74])*0.0328" office:value-type="float" office:value="17.3184">
            <text:p>17.3184</text:p>
          </table:table-cell>
          <table:table-cell table:style-name="ce1" table:formula="of:=((1440/2)-[.C74])*0.0328" office:value-type="float" office:value="-7.544">
            <text:p>-7.54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595">http://www.cs.rit.edu/~robotlab/Room595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3">
          <table:table-cell office:value-type="string">
            <text:p>Room4000</text:p>
          </table:table-cell>
          <table:table-cell office:value-type="float" office:value="2674">
            <text:p>2674</text:p>
          </table:table-cell>
          <table:table-cell office:value-type="float" office:value="950">
            <text:p>950</text:p>
          </table:table-cell>
          <table:table-cell table:style-name="ce1" table:formula="of:=-((4096/2)-[.B75])*0.0328" office:value-type="float" office:value="20.5328">
            <text:p>20.5328</text:p>
          </table:table-cell>
          <table:table-cell table:style-name="ce1" table:formula="of:=((1440/2)-[.C75])*0.0328" office:value-type="float" office:value="-7.544">
            <text:p>-7.544</text:p>
          </table:table-cell>
          <table:table-cell office:value-type="string">
            <text:p>S</text:p>
          </table:table-cell>
          <table:table-cell office:value-type="string">
            <text:p><text:a xlink:href="http://www.cs.rit.edu/~robotlab/Room4000">http://www.cs.rit.edu/~robotlab/Room4000</text:a></text:p>
          </table:table-cell>
          <table:table-cell office:value-type="string">
            <text:p>http://www.cs.rit.edu/~robotlab/corobots/barcodes.htm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number:number-style style:name="N5151P0" style:volatile="true" number:language="en" number:country="US">
      <number:number number:decimal-places="0" number:min-integer-digits="1" number:grouping="true"/>
      <number:text> </number:text>
    </number:number-style>
    <number:number-style style:name="N5151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1P0"/>
    </number:number-style>
    <number:number-style style:name="N5152P0" style:volatile="true" number:language="en" number:country="US">
      <number:number number:decimal-places="2" number:min-integer-digits="1" number:grouping="true"/>
      <number:text> </number:text>
    </number:number-style>
    <number:number-style style:name="N515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2P0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.3937in" fo:margin-bottom="1.3937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16:0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k Butler</meta:initial-creator>
    <meta:creation-date>2012-06-20T18:56:21</meta:creation-date>
    <dc:date>2013-03-06T16:02:10</dc:date>
    <meta:generator>OpenOffice.org/3.2$Linux OpenOffice.org_project/320m12$Build-9483</meta:generator>
    <meta:editing-duration>PT13H22M27S</meta:editing-duration>
    <meta:editing-cycles>32</meta:editing-cycles>
    <dc:creator>Ravdeep </dc:creator>
    <meta:document-statistic meta:table-count="1" meta:cell-count="593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